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375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1.191875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6.13833333333333cm" style:use-optimal-column-width="true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0.926041666666667cm" style:use-optimal-column-width="true"/>
    </style:style>
    <style:style style:name="co10" style:family="table-column">
      <style:table-column-properties fo:break-before="auto" style:column-width="1.60072916666667cm" style:use-optimal-column-width="true"/>
    </style:style>
    <style:style style:name="co11" style:family="table-column">
      <style:table-column-properties fo:break-before="auto" style:column-width="1.25677083333333cm" style:use-optimal-column-width="true"/>
    </style:style>
    <style:style style:name="co12" style:family="table-column">
      <style:table-column-properties fo:break-before="auto" style:column-width="12.8190625cm" style:use-optimal-column-width="true"/>
    </style:style>
    <style:style style:name="co13" style:family="table-column">
      <style:table-column-properties fo:break-before="auto" style:column-width="2.6590625cm" style:use-optimal-column-width="true"/>
    </style:style>
    <style:style style:name="co14" style:family="table-column">
      <style:table-column-properties fo:break-before="auto" style:column-width="5.794375cm" style:use-optimal-column-width="true"/>
    </style:style>
    <style:style style:name="co15" style:family="table-column">
      <style:table-column-properties fo:break-before="auto" style:column-width="1.05833333333333cm" style:use-optimal-column-width="true"/>
    </style:style>
    <style:style style:name="co16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1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-WROOM-32_30P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">
            <text:p>  Label  </text:p>
          </table:table-cell>
          <table:table-cell office:value-type="string" table:style-name="ce1">
            <text:p>  GPIO  </text:p>
          </table:table-cell>
          <table:table-cell office:value-type="string" table:style-name="ce1">
            <text:p>  Safe to use?  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 and LOW for programm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T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 and also connected to the on-board LED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R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ED Strip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, prevents startup log if pulled LOW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1">
            <text:p>D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Character LCD</text:p>
          </table:table-cell>
          <table:table-cell office:value-type="string" table:style-name="ce2">
            <text:p>To declare other pins for i2c communication, add this to the code in the setup, Wire.begin(I2C_SDA, I2C_SCL); <text:s text:c="2"/>https://microcontrollerslab.com/esp32-i2c-communication-tutorial-arduino-ide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Select Button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DRL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Horn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P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49" table:style-name="ro3">
          <table:table-cell table:number-columns-repeated="16384"/>
        </table:table-row>
      </table:table>
      <table:table table:name="ESP32-WROOM-32_38PIN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77" table:default-cell-style-name="ce1"/>
        <table:table-row table:style-name="ro1">
          <table:table-cell office:value-type="string" table:style-name="ce1">
            <text:p>GPIO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pulled up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, must be LOW to enter flashing mode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X pi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debug output at boot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connected to on-board LED, must be left floating or LOW to enter flashing mode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RX pin</text:p>
          </table:table-cell>
          <table:table-cell office:value-type="string" table:style-name="ce1">
            <text:p>HIGH at boot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, strapping pin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boot fails if pulled high, strapping pin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, strapping pin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1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1">
            <text:p>G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N</text:p>
          </table:table-cell>
          <table:table-cell table:number-columns-repeated="2" table:style-name="ce1"/>
          <table:table-cell office:value-type="string" table:style-name="ce1">
            <text:p>Power in 5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v3</text:p>
          </table:table-cell>
          <table:table-cell table:number-columns-repeated="2" table:style-name="ce1"/>
          <table:table-cell office:value-type="string" table:style-name="ce1">
            <text:p>Power in 3.3v<text:s/></text:p>
          </table:table-cell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Corey Davis</meta:initial-creator>
    <dc:creator>Corey Davis</dc:creator>
    <meta:creation-date>2023-05-08T19:42:03Z</meta:creation-date>
    <dc:date>2023-05-15T12:43:11Z</dc:date>
  </office:meta>
</office:document-meta>
</file>